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ite text on black background fades in: "<text:span text:style-name="T1">Chapter 1: Ghosts in the attic</text:span><text:span text:style-name="T2">". Fade out.</text:span></text:p>
      <text:p text:style-name="Standard"/>
      <text:p text:style-name="Standard">Fade in on protagonist sleeping in his room. Protagonist wakes up and gets out of bed, dressed in pajamas. Player control activates. Free to navigate the house. Front door "locked" until key items acquired: clothes, breakfast, brief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5</meta:editing-cycles>
    <meta:generator>LibreOffice/3.5$Windows_x86 LibreOffice_project/dc9775d-05ecbee-0851ad3-1586698-727bf66</meta:generator>
    <dc:date>2012-04-03T14:40:13.08</dc:date>
    <meta:document-statistic meta:table-count="0" meta:image-count="0" meta:object-count="0" meta:page-count="1" meta:paragraph-count="2" meta:word-count="52" meta:character-count="321" meta:non-whitespace-character-count="271"/>
    <meta:user-defined meta:name="Info 1"/>
    <meta:user-defined meta:name="Info 2"/>
    <meta:user-defined meta:name="Info 3"/>
    <meta:user-defined meta:name="Info 4"/>
  </office:meta>
</office:document-meta>
</file>